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cccccc" draw:opacity="25%" draw:textarea-horizontal-align="justify" draw:textarea-vertical-align="middle" draw:auto-grow-height="false" draw:shadow-opacity="25%"/>
    </style:style>
    <style:style style:name="gr2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999999"/>
    </style:style>
    <style:style style:name="P2" style:family="paragraph">
      <style:paragraph-properties fo:text-align="center"/>
      <style:text-properties fo:color="#999999"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color="#999999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56cm" svg:height="2.23cm" svg:x="1.588cm" svg:y="1.3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456cm" svg:height="2.23cm" svg:x="1.589cm" svg:y="4.68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456cm" svg:height="2.23cm" svg:x="1.59cm" svg:y="8.08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456cm" svg:height="2.23cm" svg:x="1.591cm" svg:y="11.68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456cm" svg:height="2.23cm" svg:x="8.789cm" svg:y="1.38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456cm" svg:height="2.23cm" svg:x="8.79cm" svg:y="4.68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456cm" svg:height="2.23cm" svg:x="8.791cm" svg:y="8.08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2.456cm" svg:height="2.23cm" svg:x="8.792cm" svg:y="11.68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044cm" svg:y1="2.495cm" svg:x2="8.791cm" svg:y2="9.198cm" draw:start-shape="id1" draw:start-glue-point="10" draw:end-shape="id2" draw:end-glue-point="6" svg:d="M4044 2495l4747 6703" svg:viewBox="0 0 4748 6704">
          <text:p/>
        </draw:connector>
        <draw:connector draw:style-name="gr2" draw:text-style-name="P3" draw:layer="layout" draw:type="line" svg:x1="4.045cm" svg:y1="5.796cm" svg:x2="8.789cm" svg:y2="2.496cm" draw:start-shape="id3" draw:start-glue-point="10" draw:end-shape="id4" draw:end-glue-point="6" svg:d="M4045 5796l4744-3300" svg:viewBox="0 0 4745 3301">
          <text:p/>
        </draw:connector>
        <draw:connector draw:style-name="gr2" draw:text-style-name="P3" draw:layer="layout" draw:type="line" svg:x1="4.046cm" svg:y1="9.197cm" svg:x2="8.79cm" svg:y2="5.797cm" draw:start-shape="id5" draw:start-glue-point="10" draw:end-shape="id6" draw:end-glue-point="6" svg:d="M4046 9197l4744-3400" svg:viewBox="0 0 4745 3401">
          <text:p/>
        </draw:connector>
        <draw:connector draw:style-name="gr2" draw:text-style-name="P3" draw:layer="layout" draw:type="line" svg:x1="4.047cm" svg:y1="12.798cm" svg:x2="8.792cm" svg:y2="12.799cm" draw:start-shape="id7" draw:start-glue-point="10" draw:end-shape="id8" draw:end-glue-point="6" svg:d="M4047 12798l4745 1" svg:viewBox="0 0 4746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386cm" fo:page-height="16.9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2T11:22:49.065640697</meta:creation-date>
    <dc:date>2016-04-22T16:50:26.742542517</dc:date>
    <dc:creator>elucterio </dc:creator>
    <meta:editing-duration>PT6M28S</meta:editing-duration>
    <meta:editing-cycles>5</meta:editing-cycles>
    <meta:generator>LibreOffice/4.2.8.2$Linux_X86_64 LibreOffice_project/420m0$Build-2</meta:generator>
    <meta:document-statistic meta:object-count="12"/>
  </office:meta>
</office:document-meta>
</file>